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f2a83" officeooo:paragraph-rsid="000f2a83" style:font-weight-asian="bold" style:font-weight-complex="bold"/>
    </style:style>
    <style:style style:name="P3" style:family="paragraph" style:parent-style-name="Standard">
      <style:paragraph-properties fo:text-align="center" style:justify-single-word="false"/>
      <style:text-properties fo:font-weight="bold" officeooo:rsid="000f2a83" officeooo:paragraph-rsid="000f2a83" style:font-weight-asian="bold" style:font-weight-complex="bold"/>
    </style:style>
    <style:style style:name="P4" style:family="paragraph" style:parent-style-name="Standard">
      <style:paragraph-properties fo:text-align="start" style:justify-single-word="false"/>
      <style:text-properties fo:font-weight="normal" officeooo:rsid="000f2a83" officeooo:paragraph-rsid="000f2a83" style:font-weight-asian="normal" style:font-weight-complex="normal"/>
    </style:style>
    <style:style style:name="P5" style:family="paragraph" style:parent-style-name="Text_20_body">
      <style:paragraph-properties fo:margin-left="0in" fo:margin-right="0in" fo:margin-top="0in" fo:margin-bottom="0in" style:contextual-spacing="false" fo:line-height="133%" fo:orphans="2" fo:widows="2" fo:text-indent="0in" style:auto-text-indent="false"/>
      <style:text-properties fo:padding="0in" fo:border="none"/>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text-properties officeooo:rsid="000f2a83" officeooo:paragraph-rsid="000f2a83"/>
    </style:style>
    <style:style style:name="T1" style:family="text">
      <style:text-properties officeooo:rsid="000f2a83"/>
    </style:style>
    <style:style style:name="T2" style:family="text">
      <style:text-properties fo:font-variant="normal" fo:text-transform="none" fo:color="#333333" style:font-name="Arial" fo:font-size="10.5pt" fo:letter-spacing="normal" fo:font-style="normal" fo:font-weight="normal"/>
    </style:style>
    <style:style style:name="T3" style:family="text">
      <style:text-properties fo:font-variant="normal" fo:text-transform="none" fo:color="#333333" style:font-name="Arial" fo:font-size="10.5pt" fo:letter-spacing="normal" fo:font-style="norma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f2a83" style:font-weight-asian="bold" style:font-weight-complex="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agile.labristeknoloji.com:8080/jira/secure/QuickSearch.jspa"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tispam Test Dökümanı</text:p>
      <text:p text:style-name="P3"/>
      <text:p text:style-name="P4">Antispam sisteminin çalışabilmesi için öncelikle çalışan bir mail sunucuya ihtiyaç vardır. Mail sunucu kurulumu projenin kapsamı dışında olmakla beraber aşağıdaki adımlar mail sunucu kurulumu için yol gösterecektir.</text:p>
      <text:p text:style-name="P4"/>
      <text:p text:style-name="P1">Değişkenler</text:p>
      <text:p text:style-name="P1"/>
      <text:p text:style-name="Preformatted_20_Text">export DOMAIN="ahtapot.org"</text:p>
      <text:p text:style-name="Preformatted_20_Text">export AVAS_HOSTNAME="avas"</text:p>
      <text:p text:style-name="Preformatted_20_Text">export MAIL_HOSTNAME="mail"</text:p>
      <text:p text:style-name="Preformatted_20_Text">export AVAS_IPv4="169.254.2.254"</text:p>
      <text:p text:style-name="Preformatted_20_Text">export MAIL_IPv4="169.254.2.252"</text:p>
      <text:p text:style-name="Preformatted_20_Text">export BIND9_Ipv4="169.254.2.252"</text:p>
      <text:p text:style-name="Preformatted_20_Text"/>
      <text:p text:style-name="P2">Hosts dosyası ayarları</text:p>
      <text:p text:style-name="Preformatted_20_Text"/>
      <text:p text:style-name="Preformatted_20_Text">sed -i "/127.0.<text:span text:style-name="T1">0</text:span>.1/ s/127.0.<text:span text:style-name="T1">0</text:span>.1.*/127.0.<text:span text:style-name="T1">0</text:span>.1\t${MAIL_HOSTNAME}.${DOMAIN}\t${MAIL_HOSTNAME}/" /etc/hosts</text:p>
      <text:p text:style-name="Preformatted_20_Text">hostnamectl set-hostname ${MAIL_HOSTNAME}.${DOMAIN}</text:p>
      <text:p text:style-name="P2"/>
      <text:p text:style-name="P2">DNS Server Kurulumu</text:p>
      <text:p text:style-name="P2"/>
      <text:p text:style-name="Preformatted_20_Text">apt install bind9 dnsutils</text:p>
      <text:p text:style-name="Standard"><text:line-break/><text:span text:style-name="T5">DNS Server Ayarları</text:span></text:p>
      <text:p text:style-name="Standard"/>
      <text:p text:style-name="Preformatted_20_Text">cat &gt; /etc/bind/db.${DOMAIN} &lt;&lt; EOF</text:p>
      <text:p text:style-name="Preformatted_20_Text">; ${DOMAIN} Dumped Thu Jul 12 06:45:03 2018</text:p>
      <text:p text:style-name="Preformatted_20_Text">;</text:p>
      <text:p text:style-name="Preformatted_20_Text">${DOMAIN}. 86400 <text:s text:c="2"/>IN <text:s text:c="5"/>SOA <text:s text:c="4"/>${DOMAIN}. root.${DOMAIN}. (</text:p>
      <text:p text:style-name="Preformatted_20_Text"><text:s text:c="40"/>2017092801 <text:s text:c="5"/>;serial</text:p>
      <text:p text:style-name="Preformatted_20_Text"><text:s text:c="40"/>10800 <text:s text:c="10"/>;refresh</text:p>
      <text:p text:style-name="Preformatted_20_Text"><text:s text:c="40"/>1800 <text:s text:c="11"/>;retry</text:p>
      <text:p text:style-name="Preformatted_20_Text"><text:s text:c="40"/>604800 <text:s text:c="9"/>;expire</text:p>
      <text:p text:style-name="Preformatted_20_Text"><text:s text:c="40"/>86400 <text:s text:c="2"/>) <text:s text:c="6"/>;minimum</text:p>
      <text:p text:style-name="Preformatted_20_Text">${DOMAIN}. 300 <text:s text:c="4"/>IN <text:s text:c="5"/>A <text:s text:c="6"/>${MAIL_IPv4}</text:p>
      <text:p text:style-name="Preformatted_20_Text">${DOMAIN}. 86400 <text:s text:c="2"/>IN <text:s text:c="5"/>NS <text:s text:c="5"/>ns1.${DOMAIN}.</text:p>
      <text:p text:style-name="Preformatted_20_Text">${DOMAIN}. 300 <text:s text:c="4"/>IN <text:s text:c="5"/>MX <text:s text:c="5"/>10 ${MAIL_HOSTNAME}.${DOMAIN}.</text:p>
      <text:p text:style-name="Preformatted_20_Text">ns1.${DOMAIN}. <text:s text:c="4"/>300 <text:s text:c="4"/>IN <text:s text:c="5"/>A <text:s text:c="6"/>${BIND9_IPv4}</text:p>
      <text:p text:style-name="Preformatted_20_Text">${MAIL_HOSTNAME}.${DOMAIN}. <text:s text:c="3"/>300 <text:s text:c="4"/>IN <text:s text:c="5"/>A <text:s text:c="6"/>${MAIL_IPv4}</text:p>
      <text:p text:style-name="Preformatted_20_Text">${AVAS_HOSTNAME}.${DOMAIN}. <text:s text:c="3"/>300 <text:s text:c="4"/>IN <text:s text:c="5"/>A <text:s text:c="6"/>${AVAS_IPv4}</text:p>
      <text:p text:style-name="Preformatted_20_Text"/>
      <text:p text:style-name="Preformatted_20_Text">EOF</text:p>
      <text:p text:style-name="Preformatted_20_Text"/>
      <text:p text:style-name="Preformatted_20_Text">cat &gt;&gt; /etc/bind/named.conf &lt;&lt; EOF</text:p>
      <text:p text:style-name="Preformatted_20_Text"/>
      <text:p text:style-name="Preformatted_20_Text">zone "${DOMAIN}" {</text:p>
      <text:p text:style-name="Preformatted_20_Text"><text:s text:c="8"/>type master;</text:p>
      <text:p text:style-name="Preformatted_20_Text"><text:s text:c="8"/>file "/etc/bind/db.${DOMAIN}";</text:p>
      <text:p text:style-name="Preformatted_20_Text">};</text:p>
      <text:p text:style-name="Preformatted_20_Text"/>
      <text:p text:style-name="Preformatted_20_Text">EOF</text:p>
      <text:p text:style-name="Preformatted_20_Text"/>
      <text:p text:style-name="Preformatted_20_Text">cat &gt; /etc/host.conf &lt;&lt; EOF</text:p>
      <text:p text:style-name="Preformatted_20_Text">order hosts,bind</text:p>
      <text:p text:style-name="Preformatted_20_Text">multi on</text:p>
      <text:p text:style-name="Preformatted_20_Text">EOF</text:p>
      <text:p text:style-name="Preformatted_20_Text"/>
      <text:p text:style-name="P7"/>
      <text:p text:style-name="P7"><text:soft-page-break/>cat &gt; /etc/resolv.conf &lt;&lt; EOF</text:p>
      <text:p text:style-name="P7">domain ${DOMAIN}</text:p>
      <text:p text:style-name="P7">search ${DOMAIN}</text:p>
      <text:p text:style-name="P7">nameserver 127.0.0.1</text:p>
      <text:p text:style-name="P7">EOF</text:p>
      <text:p text:style-name="P7"/>
      <text:p text:style-name="P7">systemctl restart bind9</text:p>
      <text:p text:style-name="P7"/>
      <text:p text:style-name="P1">Postfix Mail Server Kurulumu</text:p>
      <text:p text:style-name="P1"/>
      <text:p text:style-name="Preformatted_20_Text">DEBIAN_FRONTEND=noninteractive apt install -y -q postfix</text:p>
      <text:p text:style-name="Text_20_body"><text:line-break/><text:span text:style-name="T4">Sertifika oluşturma</text:span></text:p>
      <text:p text:style-name="Preformatted_20_Text">mkdir /etc/postfix/ssl</text:p>
      <text:p text:style-name="Preformatted_20_Text">cd /etc/postfix/ssl/</text:p>
      <text:p text:style-name="Preformatted_20_Text">openssl genrsa -des3 -rand /etc/hosts -out smtpd.key 2048</text:p>
      <text:p text:style-name="Preformatted_20_Text"/>
      <text:p text:style-name="Preformatted_20_Text">chmod 600 smtpd.key</text:p>
      <text:p text:style-name="Preformatted_20_Text">openssl req -new -key smtpd.key -out smtpd.csr</text:p>
      <text:p text:style-name="Preformatted_20_Text"/>
      <text:p text:style-name="Preformatted_20_Text">openssl x509 -req -days 3650 -in smtpd.csr -signkey smtpd.key -out smtpd.crt</text:p>
      <text:p text:style-name="Preformatted_20_Text"/>
      <text:p text:style-name="Preformatted_20_Text">openssl rsa -in smtpd.key -out smtpd.key.unencrypted</text:p>
      <text:p text:style-name="Preformatted_20_Text"/>
      <text:p text:style-name="Preformatted_20_Text">mv -f smtpd.key.unencrypted smtpd.key</text:p>
      <text:p text:style-name="Preformatted_20_Text">openssl req -new -x509 -extensions v3_ca -keyout cakey.pem -out cacert.pem -days 3650</text:p>
      <text:p text:style-name="Preformatted_20_Text">chmod 600 cakey.pem</text:p>
      <text:p text:style-name="Preformatted_20_Text"/>
      <text:p text:style-name="P1">Postfix Mail Server Ayarları</text:p>
      <text:p text:style-name="Preformatted_20_Text"/>
      <text:p text:style-name="Preformatted_20_Text">postconf -e "smtpd_tls_cert_file = /etc/postfix/ssl/smtpd.crt"</text:p>
      <text:p text:style-name="Preformatted_20_Text">postconf -e "smtpd_tls_key_file = /etc/postfix/ssl/smtpd.key"</text:p>
      <text:p text:style-name="Preformatted_20_Text">postconf -e "smtpd_tls_CAfile = /etc/postfix/ssl/cacert.pem"</text:p>
      <text:p text:style-name="Preformatted_20_Text">postconf -e "myhostname = ${MAIL_HOSTNAME}.${DOMAIN}"</text:p>
      <text:p text:style-name="Preformatted_20_Text">postconf -e "mydomain = ${DOMAIN}"</text:p>
      <text:p text:style-name="Preformatted_20_Text">postconf -e 'myorigin = $myhostname'</text:p>
      <text:p text:style-name="Preformatted_20_Text">postconf -e 'home_mailbox = Maildir/'</text:p>
      <text:p text:style-name="Preformatted_20_Text">postconf -e 'mailbox_command ='</text:p>
      <text:p text:style-name="Preformatted_20_Text">postconf -e 'smtpd_banner = $myhostname ESMTP $mail_name'</text:p>
      <text:p text:style-name="Preformatted_20_Text">#ipv4, ipv6, all</text:p>
      <text:p text:style-name="Preformatted_20_Text">postconf -e 'inet_protocols = ipv4'</text:p>
      <text:p text:style-name="Preformatted_20_Text"/>
      <text:p text:style-name="Preformatted_20_Text">sed -i '/^mydestination/ s/$myhostname/$myhostname\, $mydomain/' /etc/postfix/main.cf</text:p>
      <text:p text:style-name="Preformatted_20_Text"/>
      <text:p text:style-name="Preformatted_20_Text">systemctl reload posfix</text:p>
      <text:p text:style-name="Text_20_body"/>
      <text:p text:style-name="Standard"><text:span text:style-name="T5">Test için kullanıcı ekleme</text:span><text:line-break/></text:p>
      <text:p text:style-name="Preformatted_20_Text">adduser user1</text:p>
      <text:p text:style-name="Preformatted_20_Text">adduser user2</text:p>
      <text:p text:style-name="Preformatted_20_Text"/>
      <text:p text:style-name="P1"/>
      <text:p text:style-name="P1"/>
      <text:p text:style-name="P1"/>
      <text:p text:style-name="P1"/>
      <text:p text:style-name="P1"/>
      <text:p text:style-name="P1"/>
      <text:p text:style-name="P1"><text:soft-page-break/>Telnet ile mail gönderim testi</text:p>
      <text:p text:style-name="Preformatted_20_Text"/>
      <text:p text:style-name="Preformatted_20_Text">telnet 127.0.0.1 25</text:p>
      <text:p text:style-name="Preformatted_20_Text">ehlo ahtapot.org</text:p>
      <text:p text:style-name="Preformatted_20_Text">mail from: user1@ahtapot.org</text:p>
      <text:p text:style-name="Preformatted_20_Text">rcpt to: user2@ahtapot.org</text:p>
      <text:p text:style-name="Preformatted_20_Text">data</text:p>
      <text:p text:style-name="Preformatted_20_Text">Subject: Test maili 1</text:p>
      <text:p text:style-name="Preformatted_20_Text">Test mailidir.</text:p>
      <text:p text:style-name="Preformatted_20_Text"/>
      <text:p text:style-name="Preformatted_20_Text">.</text:p>
      <text:p text:style-name="Preformatted_20_Text">quit</text:p>
      <text:p text:style-name="Standard"><text:line-break/><text:span text:style-name="T5">Maili kontrol etmek için alıcının aşağıdaki dizinine bakılır.</text:span></text:p>
      <text:p text:style-name="Standard"/>
      <text:p text:style-name="Preformatted_20_Text">/home/user1/Maildir/new/*</text:p>
      <text:p text:style-name="Standard"><text:line-break/><text:span text:style-name="T4">Log dosyaları</text:span></text:p>
      <text:p text:style-name="Standard"><text:span text:style-name="T4"/></text:p>
      <text:p text:style-name="Preformatted_20_Text">tail -f /var/log/mail.*</text:p>
      <text:p text:style-name="Text_20_body"><text:line-break/><text:span text:style-name="T1">Mail sunucusu bu şekilde kurulup mail başarılı bir şekilde göderildikten sonra oluşturulan sertifika dosyaları kullanım kılavuzunda belirtildiği şekilde antispam sistemine kopyalanır. Ardından antispam sistemi kullanım kılavuzunda açıklandığı şekilde parametreleri ayarlanarak kurulum gerçekleştirilir. Kurulumun ardından spam, virus ve spf testleri için aşağıdaki örnek test e-postaları gönderilir.</text:span></text:p>
      <text:p text:style-name="Text_20_body"/>
      <text:p text:style-name="P1">Telnet ile mail gönderim testi yapılır ve mail sunucuda ilgili kullanıcıya mailin gittiği görülür.</text:p>
      <text:p text:style-name="P5"/>
      <text:p text:style-name="Preformatted_20_Text">telnet 127.0.0.1 25</text:p>
      <text:p text:style-name="Preformatted_20_Text">ehlo ahtapot.org</text:p>
      <text:p text:style-name="Preformatted_20_Text">mail from: user1@ahtapot.org</text:p>
      <text:p text:style-name="Preformatted_20_Text">rcpt to: user2@ahtapot.org</text:p>
      <text:p text:style-name="Preformatted_20_Text">data</text:p>
      <text:p text:style-name="Preformatted_20_Text">Subject: Test maili 1</text:p>
      <text:p text:style-name="Preformatted_20_Text">Test mailidir.</text:p>
      <text:p text:style-name="Preformatted_20_Text"/>
      <text:p text:style-name="Preformatted_20_Text">.</text:p>
      <text:p text:style-name="Preformatted_20_Text">quit</text:p>
      <text:p text:style-name="Standard"><text:line-break/><text:span text:style-name="T4">SPAM Test Loglardan izlenir.</text:span></text:p>
      <text:p text:style-name="Standard"><text:span text:style-name="T4"/></text:p>
      <text:p text:style-name="Preformatted_20_Text">telnet 127.0.0.1 25</text:p>
      <text:p text:style-name="Preformatted_20_Text">ehlo ahtapot.org</text:p>
      <text:p text:style-name="Preformatted_20_Text">mail from: user1@ahtapot.org</text:p>
      <text:p text:style-name="Preformatted_20_Text">rcpt to: user2@ahtapot.org</text:p>
      <text:p text:style-name="Preformatted_20_Text">data</text:p>
      <text:p text:style-name="Preformatted_20_Text">Subject: Spam Test Maili</text:p>
      <text:p text:style-name="Preformatted_20_Text">XJS*C4JDBQADN1.NSBN3*2IDNEN*GTUBE-STANDARD-ANTI-UBE-TEST-EMAIL*C.34X</text:p>
      <text:p text:style-name="Preformatted_20_Text"/>
      <text:p text:style-name="Preformatted_20_Text">.</text:p>
      <text:p text:style-name="Preformatted_20_Text">quit</text:p>
      <text:p text:style-name="Text_20_body"><text:line-break/></text:p>
      <text:p text:style-name="Text_20_body"/>
      <text:p text:style-name="P1"><text:soft-page-break/>Virüs Test</text:p>
      <text:p text:style-name="P1"/>
      <text:p text:style-name="Preformatted_20_Text">telnet 127.0.0.1 25</text:p>
      <text:p text:style-name="Preformatted_20_Text">ehlo ahtapot.org</text:p>
      <text:p text:style-name="Preformatted_20_Text">mail from: user1@ahtapot.org</text:p>
      <text:p text:style-name="Preformatted_20_Text">rcpt to: user2@ahtapot.org</text:p>
      <text:p text:style-name="Preformatted_20_Text">data</text:p>
      <text:p text:style-name="Preformatted_20_Text">Subject: Virus Test Maili</text:p>
      <text:p text:style-name="Preformatted_20_Text">X5O!P%@AP[4\PZX54(P^)7CC)7}$EICAR-STANDARD-ANTIVIRUS-TEST-FILE!$H+H*</text:p>
      <text:p text:style-name="Preformatted_20_Text"/>
      <text:p text:style-name="Preformatted_20_Text">.</text:p>
      <text:p text:style-name="Preformatted_20_Text">quit</text:p>
      <text:p text:style-name="P1"/>
      <text:p text:style-name="Text_20_body"><text:span text:style-name="T3">SPF Test</text:span></text:p>
      <text:p text:style-name="Preformatted_20_Text">telnet mail.server.com 25</text:p>
      <text:p text:style-name="Preformatted_20_Text">ehlo gmail.com</text:p>
      <text:p text:style-name="Preformatted_20_Text">mail from: a@gmail.com</text:p>
      <text:p text:style-name="Preformatted_20_Text">rcpt to: user1@ahtapot.org</text:p>
      <text:p text:style-name="Preformatted_20_Text">data</text:p>
      <text:p text:style-name="Preformatted_20_Text">test maili</text:p>
      <text:p text:style-name="Preformatted_20_Text"/>
      <text:p text:style-name="Preformatted_20_Text">.</text:p>
      <text:p text:style-name="Preformatted_20_Text">quit</text:p>
      <text:p text:style-name="Preformatted_20_Text"/>
      <text:p text:style-name="Preformatted_20_Text"/>
      <text:p text:style-name="P3">SKS Test Dökümanı</text:p>
      <text:p text:style-name="P3"/>
      <text:p text:style-name="P4">Sks playbook'u kullanım kılavuzunda belirtildiği şekilde kurulur. Ardından aşağıdaki şekilde test edilir.</text:p>
      <text:p text:style-name="P4"/>
      <text:p text:style-name="Standard"><text:span text:style-name="T4">Test için lokal bilgisayarınızda pgp tool'u kullanılarak aşağıdaki işlemler yapılabilir.</text:span><text:line-break/>#Key Generate ederken system de event oluşturmak için</text:p>
      <text:p text:style-name="Standard"/>
      <text:p text:style-name="Preformatted_20_Text">apt install rng-tools</text:p>
      <text:p text:style-name="Preformatted_20_Text">rngd -r /dev/urandom</text:p>
      <text:p text:style-name="Preformatted_20_Text"/>
      <text:p text:style-name="Text_20_body"><text:span text:style-name="T4">#Create Key</text:span></text:p>
      <text:p text:style-name="Preformatted_20_Text">gpg --full-gengenerate-key</text:p>
      <text:p text:style-name="Standard"><text:line-break/><text:span text:style-name="T4">#List Keys</text:span></text:p>
      <text:p text:style-name="P5"/>
      <text:p text:style-name="P6">gpg --list-keys</text:p>
      <text:p text:style-name="P6">/root/.gnupg/pubring.kbx</text:p>
      <text:p text:style-name="P6">------------------------</text:p>
      <text:p text:style-name="P6">pub <text:s text:c="2"/>rsa2048 2018-07-10 [SC] [expires: 2020-07-09]</text:p>
      <text:p text:style-name="P6"><text:s text:c="6"/>08A23480C071AAF8AE2CE2EA85BD51A206EEC532</text:p>
      <text:p text:style-name="P6">uid <text:s text:c="10"/>[ultimate] Fatih USTA &lt;fatihusta@labrisnetworks.com&gt;</text:p>
      <text:p text:style-name="P6">sub <text:s text:c="2"/>rsa2048 2018-07-10 [E] [expires: 2020-07-09]</text:p>
      <text:p text:style-name="P6"/>
      <text:p text:style-name="P6">pub <text:s text:c="2"/>rsa2048 2018-07-10 [SC] [expires: 2018-07-30]</text:p>
      <text:p text:style-name="P6"><text:s text:c="6"/>EE58FA26A7C6DB43A90900EC7D0E85D4BE63AFD3</text:p>
      <text:p text:style-name="P6">uid <text:s text:c="10"/>[ultimate] Fatih USTA (Fatih USTA GMAIL Account) &lt;fatihusta86@gmail.com&gt;</text:p>
      <text:p text:style-name="P6">sub <text:s text:c="2"/>rsa2048 2018-07-10 [E] [expires: 2018-07-30]</text:p>
      <text:p text:style-name="P6"/>
      <text:p text:style-name="P1"/>
      <text:p text:style-name="P1"/>
      <text:p text:style-name="P1"/>
      <text:p text:style-name="P1"><text:soft-page-break/>#Server'a public key'in komut satırından gönderilmesi.</text:p>
      <text:p text:style-name="P1"/>
      <text:p text:style-name="Preformatted_20_Text">gpg --keyserver 169.254.2.254 --send-key 85BD51A206EEC532 # Son 16 karakter</text:p>
      <text:p text:style-name="Standard"><text:line-break/><text:span text:style-name="T4">#Web üzerinde Key import etmek için aşağıdaki gibi key export edilir.<text:line-break/>#ASCII-armored OpenPGP Public Key</text:span></text:p>
      <text:p text:style-name="Standard"><text:span text:style-name="T4"/></text:p>
      <text:p text:style-name="Preformatted_20_Text">gpg --armor --export fusta@fusta.com</text:p>
      <text:p text:style-name="Preformatted_20_Text">veya</text:p>
      <text:p text:style-name="Preformatted_20_Text">gpg --armor --export 34EBACE1B5BAE8A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5:04:32.219305759</meta:creation-date>
    <dc:date>2018-07-31T15:23:04.725604029</dc:date>
    <meta:editing-duration>PT3M19S</meta:editing-duration>
    <meta:editing-cycles>1</meta:editing-cycles>
    <meta:document-statistic meta:table-count="0" meta:image-count="0" meta:object-count="0" meta:page-count="5" meta:paragraph-count="157" meta:word-count="628" meta:character-count="5587" meta:non-whitespace-character-count="4707"/>
    <meta:generator>LibreOffice/4.2.8.2$Linux_X86_64 LibreOffice_project/420m0$Build-2</meta:generator>
  </office:meta>
</office:document-meta>
</file>